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Cambria" svg:font-family="Cambria" style:font-family-generic="roman"/>
    <style:font-face style:name="Calibri" svg:font-family="Calibri"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list-style-name="L8" style:master-page-name="">
      <loext:graphic-properties draw:fill="none"/>
      <style:paragraph-properties fo:margin-top="0.353cm" fo:margin-bottom="0.212cm" loext:contextual-spacing="false" fo:text-align="start" style:justify-single-word="false" style:page-number="auto" fo:background-color="transparent" fo:keep-with-next="always"/>
      <style:text-properties officeooo:paragraph-rsid="0006c2f9"/>
    </style:style>
    <style:style style:name="P2" style:family="paragraph" style:parent-style-name="Standard">
      <style:paragraph-properties fo:text-align="center" style:justify-single-word="false"/>
      <style:text-properties fo:font-weight="bold" officeooo:rsid="0006c2f9" officeooo:paragraph-rsid="0006c2f9" style:font-weight-asian="bold" style:font-weight-complex="bold"/>
    </style:style>
    <style:style style:name="P3" style:family="paragraph" style:parent-style-name="Standard">
      <style:paragraph-properties fo:text-align="center" style:justify-single-word="false"/>
      <style:text-properties fo:font-size="22pt" fo:font-weight="bold" officeooo:rsid="0006c2f9" officeooo:paragraph-rsid="0006c2f9" style:font-size-asian="22pt" style:font-weight-asian="bold" style:font-size-complex="22pt" style:font-weight-complex="bold"/>
    </style:style>
    <style:style style:name="P4" style:family="paragraph" style:parent-style-name="Standard">
      <style:paragraph-properties fo:text-align="start" style:justify-single-word="false"/>
      <style:text-properties fo:font-size="14pt" fo:font-weight="bold" officeooo:rsid="0006c2f9" officeooo:paragraph-rsid="0006c2f9" style:font-size-asian="12.25pt" style:font-weight-asian="bold" style:font-size-complex="14pt" style:font-weight-complex="bold"/>
    </style:style>
    <style:style style:name="P5" style:family="paragraph" style:parent-style-name="Text_20_body" style:list-style-name="L17">
      <style:paragraph-properties fo:orphans="2" fo:widows="2"/>
    </style:style>
    <style:style style:name="P6" style:family="paragraph" style:parent-style-name="Text_20_body" style:list-style-name="L10">
      <style:paragraph-properties fo:text-align="start" style:justify-single-word="false"/>
      <style:text-properties fo:font-variant="normal" fo:text-transform="none" fo:color="#000000" style:font-name="Open Sans" fo:font-size="10.5pt" fo:letter-spacing="normal" fo:font-style="normal" fo:font-weight="normal" officeooo:rsid="0006c2f9" officeooo:paragraph-rsid="0006c2f9" style:font-size-asian="12.25pt" style:font-weight-asian="bold" style:font-size-complex="14pt" style:font-weight-complex="bold"/>
    </style:style>
    <style:style style:name="P7" style:family="paragraph" style:parent-style-name="Text_20_body" style:list-style-name="L16">
      <style:paragraph-properties fo:orphans="2" fo:widows="2"/>
      <style:text-properties fo:font-variant="normal" fo:text-transform="none" fo:color="#000000" style:font-name="Open Sans" fo:font-size="10.5pt" fo:letter-spacing="normal" fo:font-style="normal" fo:font-weight="normal"/>
    </style:style>
    <style:style style:name="P8" style:family="paragraph" style:parent-style-name="Text_20_body" style:list-style-name="L17">
      <style:paragraph-properties fo:orphans="2" fo:widows="2"/>
      <style:text-properties fo:font-variant="normal" fo:text-transform="none" fo:color="#000000" style:font-name="Open Sans" fo:font-size="10.5pt" fo:letter-spacing="normal" fo:font-style="normal" fo:font-weight="normal"/>
    </style:style>
    <style:style style:name="P9" style:family="paragraph" style:parent-style-name="Text_20_body" style:list-style-name="L10">
      <style:paragraph-properties fo:text-align="start" style:justify-single-word="false"/>
      <style:text-properties fo:font-variant="normal" fo:text-transform="none" fo:color="#000000" style:font-name="Open Sans" fo:font-size="12pt" fo:letter-spacing="normal" fo:font-style="normal" fo:font-weight="bold" officeooo:rsid="0006c2f9" officeooo:paragraph-rsid="0006c2f9" style:font-size-asian="12.25pt" style:font-weight-asian="bold" style:font-size-complex="14pt" style:font-weight-complex="bold"/>
    </style:style>
    <style:style style:name="P10" style:family="paragraph" style:parent-style-name="Text_20_body">
      <style:paragraph-properties fo:text-align="start" style:justify-single-word="false"/>
      <style:text-properties fo:font-variant="normal" fo:text-transform="none" fo:color="#000000" style:font-name="Open Sans" fo:font-size="12pt" fo:letter-spacing="normal" fo:font-style="normal" fo:font-weight="bold" officeooo:paragraph-rsid="00075647"/>
    </style:style>
    <style:style style:name="P11" style:family="paragraph" style:parent-style-name="Text_20_body">
      <style:paragraph-properties fo:text-align="start" style:justify-single-word="false"/>
      <style:text-properties officeooo:paragraph-rsid="0006c2f9"/>
    </style:style>
    <style:style style:name="P12" style:family="paragraph" style:parent-style-name="Text_20_body" style:list-style-name="L4">
      <style:paragraph-properties fo:text-align="start" style:justify-single-word="false"/>
      <style:text-properties officeooo:paragraph-rsid="0006c2f9"/>
    </style:style>
    <style:style style:name="P13" style:family="paragraph" style:parent-style-name="Text_20_body" style:list-style-name="L9">
      <style:paragraph-properties fo:text-align="start" style:justify-single-word="false"/>
      <style:text-properties fo:color="#000000" fo:font-size="14pt" fo:font-weight="bold" officeooo:rsid="0006c2f9" officeooo:paragraph-rsid="0006c2f9" style:font-size-asian="12.25pt" style:font-weight-asian="bold" style:font-size-complex="14pt" style:font-weight-complex="bold"/>
    </style:style>
    <style:style style:name="P14" style:family="paragraph" style:parent-style-name="Text_20_body" style:list-style-name="L15">
      <style:paragraph-properties fo:text-align="start" style:justify-single-word="false"/>
      <style:text-properties fo:color="#000000" officeooo:paragraph-rsid="00075647"/>
    </style:style>
    <style:style style:name="P15" style:family="paragraph" style:parent-style-name="Text_20_body" style:list-style-name="L15">
      <style:paragraph-properties fo:orphans="2" fo:widows="2"/>
      <style:text-properties fo:color="#000000"/>
    </style:style>
    <style:style style:name="P16" style:family="paragraph" style:parent-style-name="Text_20_body" style:list-style-name="L15">
      <style:paragraph-properties fo:margin-top="0cm" fo:margin-bottom="0cm" loext:contextual-spacing="false" fo:orphans="2" fo:widows="2"/>
      <style:text-properties fo:color="#000000"/>
    </style:style>
    <style:style style:name="P17" style:family="paragraph" style:parent-style-name="Text_20_body" style:list-style-name="L16">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style:style>
    <style:style style:name="P18" style:family="paragraph" style:parent-style-name="Text_20_body" style:master-page-name="">
      <loext:graphic-properties draw:fill="none"/>
      <style:paragraph-properties fo:margin-left="1.3cm" fo:margin-right="0cm" fo:margin-top="0cm" fo:margin-bottom="0.247cm" loext:contextual-spacing="false" fo:line-height="115%" fo:orphans="2" fo:widows="2" fo:text-indent="0cm" style:auto-text-indent="false" style:page-number="auto" fo:background-color="transparent"/>
    </style:style>
    <style:style style:name="P19" style:family="paragraph" style:parent-style-name="Text_20_body" style:master-page-name="">
      <loext:graphic-properties draw:fill="none"/>
      <style:paragraph-properties fo:margin-left="1.3cm" fo:margin-right="0cm" fo:margin-top="0cm" fo:margin-bottom="0.247cm" loext:contextual-spacing="false" fo:line-height="115%" fo:orphans="2" fo:widows="2" fo:text-indent="0cm" style:auto-text-indent="false" style:page-number="auto" fo:background-color="transparent"/>
      <style:text-properties fo:font-variant="normal" fo:text-transform="none" fo:color="#000000" style:font-name="Open Sans" fo:font-size="10.5pt" fo:letter-spacing="normal" fo:font-style="normal" fo:font-weight="normal"/>
    </style:style>
    <style:style style:name="P20" style:family="paragraph" style:parent-style-name="Text_20_body" style:master-page-name="">
      <loext:graphic-properties draw:fill="none"/>
      <style:paragraph-properties fo:margin-left="1.3cm" fo:margin-right="0cm" fo:margin-top="0cm" fo:margin-bottom="0.247cm" loext:contextual-spacing="false" fo:line-height="115%" fo:orphans="2" fo:widows="2" fo:text-indent="0cm" style:auto-text-indent="false" style:page-number="auto" fo:background-color="transparent"/>
    </style:style>
    <style:style style:name="P21" style:family="paragraph" style:parent-style-name="Text_20_body" style:master-page-name="">
      <loext:graphic-properties draw:fill="none"/>
      <style:paragraph-properties fo:margin-left="1.401cm" fo:margin-right="0cm" fo:margin-top="0cm" fo:margin-bottom="0.247cm" loext:contextual-spacing="false" fo:line-height="115%" fo:text-align="start" style:justify-single-word="false" fo:text-indent="0cm" style:auto-text-indent="false" style:page-number="auto" fo:background-color="transparent"/>
      <style:text-properties fo:font-variant="normal" fo:text-transform="none" fo:color="#000000" style:font-name="Open Sans" fo:font-size="12pt" fo:letter-spacing="normal" fo:font-style="normal" fo:font-weight="bold" officeooo:paragraph-rsid="00075647"/>
    </style:style>
    <style:style style:name="P22" style:family="paragraph" style:parent-style-name="Text_20_body" style:list-style-name="L17" style:master-page-name="">
      <loext:graphic-properties draw:fill="none"/>
      <style:paragraph-properties fo:margin-left="0.4cm" fo:margin-right="0cm" fo:margin-top="0cm" fo:margin-bottom="0.247cm" loext:contextual-spacing="false" fo:line-height="115%" fo:orphans="2" fo:widows="2" fo:text-indent="-0.4cm" style:auto-text-indent="false" style:page-number="auto" fo:background-color="transparent">
        <style:tab-stops>
          <style:tab-stop style:position="3.395cm"/>
        </style:tab-stops>
      </style:paragraph-properties>
      <style:text-properties fo:font-variant="normal" fo:text-transform="none" fo:color="#000000" style:font-name="Open Sans" fo:font-size="10.5pt" fo:letter-spacing="normal" fo:font-style="normal" fo:font-weight="normal"/>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style:text-underline-style="none" officeooo:rsid="00075647" style:text-blinking="false"/>
    </style:style>
    <style:style style:name="T3" style:family="text">
      <style:text-properties style:text-line-through-style="none" style:text-line-through-type="none" style:text-underline-style="none" officeooo:rsid="00075647" style:text-blinking="false" style:font-size-asian="12.25pt" style:font-weight-asian="bold" style:font-size-complex="14pt" style:font-weight-complex="bold"/>
    </style:style>
    <style:style style:name="T4" style:family="text">
      <style:text-properties fo:font-size="10.5pt" fo:font-weight="normal"/>
    </style:style>
    <style:style style:name="T5" style:family="text">
      <style:text-properties fo:color="#46535e" fo:font-size="10.5pt" fo:font-weight="normal"/>
    </style:style>
    <style:style style:name="T6" style:family="text">
      <style:text-properties fo:color="#46535e" officeooo:rsid="0007c7ae" style:font-size-asian="12.25pt" style:font-weight-asian="bold" style:font-size-complex="14pt" style:font-weight-complex="bold"/>
    </style:style>
    <style:style style:name="T7" style:family="text">
      <style:text-properties fo:color="#4c9cdf" style:text-line-through-style="none" style:text-line-through-type="none" fo:font-size="10.5pt" style:text-underline-style="none" fo:font-weight="normal" style:text-blinking="false"/>
    </style:style>
    <style:style style:name="T8" style:family="text">
      <style:text-properties fo:font-variant="normal" fo:text-transform="none" fo:color="#46535e" style:font-name="Open Sans" fo:font-size="10.5pt" fo:letter-spacing="normal" fo:font-style="normal" fo:font-weight="bold" officeooo:rsid="0007c7ae" style:font-size-asian="12.25pt" style:font-weight-asian="bold" style:font-size-complex="14pt" style:font-weight-complex="bold"/>
    </style:style>
    <style:style style:name="T9" style:family="text">
      <style:text-properties fo:font-variant="normal" fo:text-transform="none" fo:color="#46535e" style:font-name="Open Sans" fo:font-size="10.5pt" fo:letter-spacing="normal" fo:font-style="normal" fo:font-weight="normal"/>
    </style:style>
    <style:style style:name="T10" style:family="text">
      <style:text-properties fo:font-variant="normal" fo:text-transform="none" fo:color="#46535e" style:font-name="Open Sans" fo:font-size="10.5pt" fo:letter-spacing="normal" fo:font-style="normal" fo:font-weight="normal" officeooo:rsid="0006c2f9" style:font-size-asian="12.25pt" style:font-weight-asian="bold" style:font-size-complex="14pt" style:font-weight-complex="bold"/>
    </style:style>
    <style:style style:name="T11" style:family="text">
      <style:text-properties fo:font-variant="normal" fo:text-transform="none" fo:color="#46535e" style:font-name="Open Sans" fo:font-size="10.5pt" fo:letter-spacing="normal" fo:font-style="normal" fo:font-weight="normal" officeooo:rsid="0007c7ae" style:font-size-asian="12.25pt" style:font-weight-asian="bold" style:font-size-complex="14pt" style:font-weight-complex="bold"/>
    </style:style>
    <style:style style:name="T12" style:family="text">
      <style:text-properties fo:font-variant="normal" fo:text-transform="none" fo:color="#46535e" style:font-name="Open Sans" fo:font-size="14pt" fo:letter-spacing="normal" fo:font-style="normal" fo:font-weight="bold" officeooo:rsid="0007c7ae" style:font-size-asian="14pt" style:font-weight-asian="bold" style:font-size-complex="14pt" style:font-weight-complex="bold"/>
    </style:style>
    <style:style style:name="T13" style:family="text">
      <style:text-properties fo:font-variant="normal" fo:text-transform="none" fo:color="#46535e" style:text-line-through-style="none" style:text-line-through-type="none" style:font-name="Open Sans" fo:font-size="14pt" fo:letter-spacing="normal" fo:font-style="normal" style:text-underline-style="none" fo:font-weight="bold" officeooo:rsid="0006c2f9" style:text-blinking="false" style:font-size-asian="12.25pt" style:font-weight-asian="bold" style:font-size-complex="14pt" style:font-weight-complex="bold"/>
    </style:style>
    <style:style style:name="T14" style:family="text">
      <style:text-properties fo:font-variant="normal" fo:text-transform="none" fo:color="#4c9cdf" style:text-line-through-style="none" style:text-line-through-type="none" style:font-name="Open Sans" fo:font-size="10.5pt" fo:letter-spacing="normal" fo:font-style="normal" style:text-underline-style="none" fo:font-weight="normal" style:text-blinking="false"/>
    </style:style>
    <style:style style:name="T15" style:family="text">
      <style:text-properties fo:font-variant="normal" fo:text-transform="none" fo:color="#4c9cdf" style:text-line-through-style="none" style:text-line-through-type="none" style:font-name="Open Sans" fo:font-size="10.5pt" fo:letter-spacing="normal" fo:font-style="normal" style:text-underline-style="none" fo:font-weight="normal" officeooo:rsid="0006c2f9" style:text-blinking="false" style:font-size-asian="12.25pt" style:font-weight-asian="bold" style:font-size-complex="14pt" style:font-weight-complex="bold"/>
    </style:style>
    <style:style style:name="T16" style:family="text">
      <style:text-properties fo:font-variant="normal" fo:text-transform="none" fo:color="#4c9cdf" style:font-name="Open Sans" fo:font-size="10.5pt" fo:letter-spacing="normal" fo:font-style="normal" style:text-underline-style="solid" style:text-underline-width="auto" style:text-underline-color="font-color" fo:font-weight="normal"/>
    </style:style>
    <style:style style:name="T17" style:family="text">
      <style:text-properties fo:font-variant="normal" fo:text-transform="none" style:text-line-through-style="none" style:text-line-through-type="none" style:font-name="Open Sans" fo:letter-spacing="normal" fo:font-style="normal" style:text-underline-style="none" style:text-blinking="false"/>
    </style:style>
    <style:style style:name="T18" style:family="text">
      <style:text-properties fo:font-variant="normal" fo:text-transform="none" fo:color="#000000" style:text-line-through-style="none" style:text-line-through-type="none" style:font-name="Open Sans" fo:font-size="10.5pt" fo:letter-spacing="normal" fo:font-style="normal" style:text-underline-style="none" fo:font-weight="normal" officeooo:rsid="0006c2f9" style:text-blinking="false" style:font-size-asian="12.25pt" style:font-weight-asian="bold" style:font-size-complex="14pt" style:font-weight-complex="bold"/>
    </style:style>
    <style:style style:name="T19" style:family="text">
      <style:text-properties fo:font-variant="normal" fo:text-transform="none" fo:color="#000000" style:font-name="Open Sans" fo:font-size="10.5pt" fo:letter-spacing="normal" fo:font-style="normal" fo:font-weight="normal"/>
    </style:style>
    <style:style style:name="T20" style:family="text">
      <style:text-properties fo:font-variant="normal" fo:text-transform="none" fo:color="#000000" style:font-name="Open Sans" fo:font-size="10.5pt" fo:letter-spacing="normal" fo:font-style="normal" fo:font-weight="normal" officeooo:rsid="0006c2f9" style:font-size-asian="12.25pt" style:font-weight-asian="bold" style:font-size-complex="14pt" style:font-weight-complex="bold"/>
    </style:style>
    <style:style style:name="T21" style:family="text">
      <style:text-properties fo:font-variant="normal" fo:text-transform="none" fo:color="#000000" style:font-name="Open Sans" fo:font-size="10.5pt" fo:letter-spacing="normal" fo:font-style="normal" fo:font-weight="bold"/>
    </style:style>
    <style:style style:name="T22" style:family="text">
      <style:text-properties fo:font-variant="normal" fo:text-transform="none" fo:color="#000000" style:font-name="Open Sans" fo:font-size="14pt" fo:letter-spacing="normal" fo:font-style="normal" fo:font-weight="bold" officeooo:rsid="0006c2f9" style:font-size-asian="12.25pt" style:font-weight-asian="bold" style:font-size-complex="14pt" style:font-weight-complex="bold"/>
    </style:style>
    <style:style style:name="T23" style:family="text">
      <style:text-properties fo:font-variant="normal" fo:text-transform="none" fo:color="#000000" style:font-name="Open Sans" fo:font-size="14pt" fo:letter-spacing="normal" fo:font-style="normal" fo:font-weight="bold" officeooo:rsid="0007c7ae" style:font-size-asian="14pt" style:font-weight-asian="bold" style:font-size-complex="14pt" style:font-weight-complex="bold"/>
    </style:style>
    <style:style style:name="T24" style:family="text">
      <style:text-properties fo:font-variant="normal" fo:text-transform="none" style:font-name="Open Sans" fo:font-size="10.5pt" fo:letter-spacing="normal" fo:font-style="normal" fo:font-weight="normal"/>
    </style:style>
    <style:style style:name="T25" style:family="text">
      <style:text-properties fo:font-size="14pt" fo:font-weight="bold" officeooo:rsid="0006c2f9" style:font-size-asian="12.25pt" style:font-weight-asian="bold" style:font-size-complex="14pt" style:font-weight-complex="bold"/>
    </style:style>
    <style:style style:name="T26" style:family="text">
      <style:text-properties officeooo:rsid="0007c7ae" style:font-size-asian="12.25pt" style:font-weight-asian="bold" style:font-size-complex="14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34cm" fo:text-indent="-0.635cm" fo:margin-left="1.434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069cm" fo:text-indent="-0.635cm" fo:margin-left="2.0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4cm" fo:text-indent="-0.635cm" fo:margin-left="2.7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39cm" fo:text-indent="-0.635cm" fo:margin-left="3.3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4cm" fo:text-indent="-0.635cm" fo:margin-left="3.9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09cm" fo:text-indent="-0.635cm" fo:margin-left="4.6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4cm" fo:text-indent="-0.635cm" fo:margin-left="5.2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79cm" fo:text-indent="-0.635cm" fo:margin-left="5.8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4cm" fo:text-indent="-0.635cm" fo:margin-left="6.5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49cm" fo:text-indent="-0.635cm" fo:margin-left="7.149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Roost-hackathon</text:p>
      <text:p text:style-name="P4"/>
      <text:list xml:id="list1758741352" text:style-name="L8">
        <text:list-item>
          <text:h text:style-name="P1" text:outline-level="2"><text:span text:style-name="T25">Overview</text:span></text:h>
        </text:list-item>
      </text:list>
      <text:list xml:id="list4274503120" text:style-name="L4">
        <text:list-item>
          <text:p text:style-name="P12"><text:span text:style-name="T20">Zettabytes</text:span><text:span text:style-name="T22"> </text:span><text:span text:style-name="T20">is excited to present to you the ROOST Cloud Native Hackathon</text:span><text:span text:style-name="T22"> </text:span><text:span text:style-name="T20">with over $10K in cash and amazing prizes. We invite you to showcase your skills to our panel of </text:span><text:a xlink:type="simple" xlink:href="https://roost.hackerearth.com/challenges/hackathon/roost-cloud-native-hackathon/judges/#judges" text:style-name="Internet_20_link" text:visited-style-name="Visited_20_Internet_20_Link"><text:span text:style-name="T15">esteemed Judges</text:span></text:a><text:span text:style-name="T13"> </text:span><text:span text:style-name="T20">with the power of the ROOST.</text:span></text:p>
        </text:list-item>
        <text:list-item>
          <text:p text:style-name="P12"><text:span text:style-name="T20">ROOST is a Cloud-Native Platform driving Collaboration &amp; Observability. ROOST Kubernetes Desktop enables you to begin coding and collaborating almost immediately. For more on ROOST, please visit:</text:span><text:span text:style-name="T10"> </text:span><text:a xlink:type="simple" xlink:href="https://docs.roost.io/" text:style-name="Internet_20_link" text:visited-style-name="Visited_20_Internet_20_Link"><text:span text:style-name="T15">https://docs.roost.io/</text:span></text:a></text:p>
        </text:list-item>
        <text:list-item>
          <text:p text:style-name="P12"><text:span text:style-name="T18">To get started, follow the steps mentioned </text:span><text:a xlink:type="simple" xlink:href="https://roost.hackerearth.com/challenges/hackathon/roost-cloud-native-hackathon/custom-tab/submission-guideline/#Submission%20Guideline" text:style-name="Internet_20_link" text:visited-style-name="Visited_20_Internet_20_Link"><text:span text:style-name="T15">here!</text:span></text:a></text:p>
        </text:list-item>
      </text:list>
      <text:p text:style-name="P11"><text:span text:style-name="T15"/></text:p>
      <text:list xml:id="list1641930402" text:style-name="L9">
        <text:list-item>
          <text:p text:style-name="P13"><text:span text:style-name="T17">Themes</text:span></text:p>
        </text:list-item>
      </text:list>
      <text:list xml:id="list2066893062" text:style-name="L10">
        <text:list-item>
          <text:p text:style-name="P9"><text:span text:style-name="T1">Collaborative Development of Microservices</text:span></text:p>
          <text:p text:style-name="P6"><text:span text:style-name="T2">I</text:span><text:span text:style-name="T1">ntegrating with dependent (upstream/downstream) microservices is one of the biggest challenges for developers in building microservices-based applications.</text:span></text:p>
        </text:list-item>
      </text:list>
      <text:p text:style-name="P19">Use the ROOST Collaboration feature to build an application consisting of dependent microservices built across ROOST instances and ensure both backward and forward integration of services.</text:p>
      <text:p text:style-name="P18"><text:span text:style-name="T19">For more details on the problem statement, click</text:span><text:span text:style-name="T9"> </text:span><text:a xlink:type="simple" xlink:href="https://roost.hackerearth.com/challenges/hackathon/roost-cloud-native-hackathon/faq/#faq" text:style-name="Internet_20_link" text:visited-style-name="Visited_20_Internet_20_Link"><text:span text:style-name="T14">here.</text:span></text:a></text:p>
      <text:list xml:id="list224255385893333" text:continue-numbering="true" text:style-name="L10">
        <text:list-item>
          <text:p text:style-name="P9"><text:span text:style-name="T1">Service to Service Observability</text:span></text:p>
          <text:p text:style-name="P6"><text:span text:style-name="T1">Collect Service-to-Service Communication Data.</text:span></text:p>
        </text:list-item>
      </text:list>
      <text:list xml:id="list1379345617" text:style-name="L16">
        <text:list-item>
          <text:p text:style-name="P17">Understand application behavior.</text:p>
        </text:list-item>
        <text:list-item>
          <text:p text:style-name="P17">Compare traffic to normal behavior to detect deviations.</text:p>
        </text:list-item>
        <text:list-item>
          <text:p text:style-name="P7">Replicate on a second machine leveraging ROOST and compare.</text:p>
        </text:list-item>
      </text:list>
      <text:p text:style-name="P18"><text:span text:style-name="T19">For more details on the problem statement, click</text:span><text:span text:style-name="T9"> </text:span><text:a xlink:type="simple" xlink:href="https://roost.hackerearth.com/challenges/hackathon/roost-cloud-native-hackathon/faq/#faq" text:style-name="Internet_20_link" text:visited-style-name="Visited_20_Internet_20_Link"><text:span text:style-name="T16">here.</text:span></text:a></text:p>
      <text:p text:style-name="P10"><text:span text:style-name="T3">3) </text:span><text:span text:style-name="T1">Operationalize Machine Learning Pipeline</text:span></text:p>
      <text:list xml:id="list1884587164" text:style-name="L15">
        <text:list-item>
          <text:p text:style-name="P14"><text:span text:style-name="T24">This requires coordination among data engineers, data scientists, IT Ops, and app developers.</text:span></text:p>
        </text:list-item>
        <text:list-item>
          <text:p text:style-name="P16"><text:span text:style-name="T24">Data Scientists shall build ML/predictive models.</text:span></text:p>
        </text:list-item>
        <text:list-item>
          <text:p text:style-name="P15"><text:span text:style-name="T24">ML Engineers shall deploy those models in ROOST and consume them for actions.</text:span></text:p>
        </text:list-item>
      </text:list>
      <text:p text:style-name="P21"><text:span text:style-name="T4">For more details on the problem statement, click</text:span><text:span text:style-name="T5"> </text:span><text:a xlink:type="simple" xlink:href="https://roost.hackerearth.com/challenges/hackathon/roost-cloud-native-hackathon/faq/#faq" text:style-name="Internet_20_link" text:visited-style-name="Visited_20_Internet_20_Link"><text:span text:style-name="T7">here .</text:span></text:a></text:p>
      <text:list xml:id="list224256364055582" text:continue-list="list224255385893333" text:style-name="L10">
        <text:list-header>
          <text:p text:style-name="P9"><text:span text:style-name="T17"/></text:p>
        </text:list-header>
      </text:list>
      <text:p text:style-name="Text_20_body"><text:soft-page-break/><text:line-break/><text:tab/><text:span text:style-name="T23">Rules</text:span><text:span text:style-name="T11"> </text:span></text:p>
      <text:list xml:id="list2499133558" text:style-name="L17">
        <text:list-item>
          <text:p text:style-name="P22"><text:span text:style-name="T6"><text:s/></text:span><text:span text:style-name="T26">It's an online Hackathon, you can participate from anywhere!</text:span></text:p>
        </text:list-item>
        <text:list-item>
          <text:p text:style-name="P5"><text:span text:style-name="T19"><text:s/>This Hackathon involves collaboration amongst other Cloud Native concepts. You can participate as an individual running 2 or more ROOST instances OR we encourage team participation. You can have at most </text:span><text:span text:style-name="Strong_20_Emphasis"><text:span text:style-name="T21">5 </text:span></text:span><text:span text:style-name="T19">members in your team.</text:span></text:p>
        </text:list-item>
        <text:list-item>
          <text:p text:style-name="P8"><text:s/>You can either invite your friends to form a team or you can request other teams to add you as a member.</text:p>
        </text:list-item>
        <text:list-item>
          <text:p text:style-name="P5"><text:span text:style-name="T19"><text:s/>Participants must create a Username at </text:span><text:a xlink:type="simple" xlink:href="https://roost.io/" text:style-name="Internet_20_link" text:visited-style-name="Visited_20_Internet_20_Link">https://roost.io</text:a><text:span text:style-name="T14"> </text:span><text:span text:style-name="T19">. For individuals running 2 or more ROOST instances, you will need an additional Username at </text:span><text:a xlink:type="simple" xlink:href="https://roost.io/" text:style-name="Internet_20_link" text:visited-style-name="Visited_20_Internet_20_Link">https://roost.io</text:a><text:span text:style-name="T14"> </text:span><text:span text:style-name="T19">in order to demonstrate the ROOST Collaboration feature.</text:span></text:p>
        </text:list-item>
        <text:list-item>
          <text:p text:style-name="P5"><text:span text:style-name="Strong_20_Emphasis"><text:span text:style-name="T21"><text:s/>Please download ROOST Desktop here in order to participate:</text:span></text:span><text:span text:style-name="Strong_20_Emphasis"><text:span text:style-name="T19"> </text:span></text:span><text:a xlink:type="simple" xlink:href="https://roost.io/download" office:target-frame-name="_blank" xlink:show="new" text:style-name="Internet_20_link" text:visited-style-name="Visited_20_Internet_20_Link">MacOS</text:a><text:span text:style-name="T14"> </text:span><text:span text:style-name="T19">| </text:span><text:a xlink:type="simple" xlink:href="https://roost.io/download" office:target-frame-name="_blank" xlink:show="new" text:style-name="Internet_20_link" text:visited-style-name="Visited_20_Internet_20_Link">Windows</text:a><text:span text:style-name="T14"> </text:span><text:span text:style-name="T19">| </text:span><text:a xlink:type="simple" xlink:href="https://roost.io/download" office:target-frame-name="_blank" xlink:show="new" text:style-name="Internet_20_link" text:visited-style-name="Visited_20_Internet_20_Link"><text:span text:style-name="T14">Linux</text:span></text:a></text:p>
        </text:list-item>
        <text:list-item>
          <text:p text:style-name="P5"><text:span text:style-name="T19"><text:s/>In order to Collaborate, use the ROOST Portal </text:span><text:a xlink:type="simple" xlink:href="https://roost.io/network" office:target-frame-name="_blank" xlink:show="new" text:style-name="Internet_20_link" text:visited-style-name="Visited_20_Internet_20_Link">Collaboration Tab</text:a><text:span text:style-name="T14"> </text:span><text:span text:style-name="T19">to </text:span><text:span text:style-name="Emphasis"><text:span text:style-name="T19">Request Push </text:span></text:span><text:span text:style-name="T19">access amongst your Team Members. You may also approve pending requests here in your queue. At any time, should it become necessary you may also </text:span><text:span text:style-name="Emphasis"><text:span text:style-name="T19">Revoke Push </text:span></text:span><text:span text:style-name="T19">permission for any individual with 'Push' services/deployments access.</text:span></text:p>
        </text:list-item>
        <text:list-item>
          <text:p text:style-name="P8"><text:s/>You may use open source libraries and other freely available systems / services such as Google Maps, Facebook Connect, Twitter feeds, etc.</text:p>
        </text:list-item>
        <text:list-item>
          <text:p text:style-name="P5"><text:span text:style-name="T19"><text:s/>There are </text:span><text:span text:style-name="Strong_20_Emphasis"><text:span text:style-name="T21">3 </text:span></text:span><text:span text:style-name="T19">"Themes" (ie. Challenges) for this Hackathon. </text:span><text:span text:style-name="Strong_20_Emphasis"><text:span text:style-name="T21">You can choose any of the Themes. </text:span></text:span><text:span text:style-name="T19">You are encouraged to submit hacks for all of the </text:span><text:a xlink:type="simple" xlink:href="https://roost.hackerearth.com/challenges/hackathon/zettabytes-pilot-hack/description/#themes" text:style-name="Internet_20_link" text:visited-style-name="Visited_20_Internet_20_Link"><text:span text:style-name="T14">Themes</text:span></text:a><text:span text:style-name="T19">. Any other problem statement that you or your team wishes to suggest, can be submitted for approval. Please submit your unique proposal to: ROOST@zb.io</text:span></text:p>
        </text:list-item>
        <text:list-item>
          <text:p text:style-name="P8"><text:s/>While the Hackathon is open your submissions can be published anytime.</text:p>
        </text:list-item>
        <text:list-item>
          <text:p text:style-name="P8"><text:s/>Once the Hackathon begins, you see an option to submit your project. You can submit as many times as you want, the last submission will be considered as the final submission.</text:p>
        </text:list-item>
        <text:list-item>
          <text:p text:style-name="P8"><text:s/>You are expected to come up with new and innovative ideas, any idea that has been copied from somewhere will be disqualified.</text:p>
        </text:list-item>
        <text:list-item>
          <text:p text:style-name="P8"><text:s/>The intellectual property of your code belongs only to your team.</text:p>
        </text:list-item>
        <text:list-item>
          <text:p text:style-name="P5"><text:span text:style-name="T19"><text:s/>By participating in the hackathon, you agree to the </text:span><text:a xlink:type="simple" xlink:href="https://www.hackerearth.com/terms-of-service/" text:style-name="Internet_20_link" text:visited-style-name="Visited_20_Internet_20_Link">terms and conditions</text:a><text:span text:style-name="T14"> </text:span><text:span text:style-name="T19">of HackerEarth.</text:span></text:p>
        </text:list-item>
      </text:list>
      <text:p text:style-name="Text_20_body"><text:span text:style-name="T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Cambria" svg:font-family="Cambria" style:font-family-generic="roman"/>
    <style:font-face style:name="Calibri" svg:font-family="Calibri"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mbria" fo:font-family="Cambria"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21:48:02.338043839</meta:creation-date>
    <dc:date>2020-09-21T22:42:55.126912134</dc:date>
    <meta:editing-duration>PT24M21S</meta:editing-duration>
    <meta:editing-cycles>1</meta:editing-cycles>
    <meta:document-statistic meta:table-count="0" meta:image-count="0" meta:object-count="0" meta:page-count="2" meta:paragraph-count="35" meta:word-count="568" meta:character-count="3556" meta:non-whitespace-character-count="3033"/>
    <meta:generator>LibreOffice/6.4.4.2$Linux_X86_64 LibreOffice_project/40$Build-2</meta:generator>
  </office:meta>
</office:document-meta>
</file>